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11"/>
    <style:style style:name="ce3" style:family="table-cell" style:parent-style-name="Default" style:data-style-name="N113"/>
    <style:style style:name="ce4" style:family="table-cell" style:parent-style-name="Default" style:data-style-name="N114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3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>
            <text:p>PK Estac. </text:p>
          </table:table-cell>
          <table:table-cell table:style-name="ce1" office:value-type="string" calcext:value-type="string">
            <text:p>Azimut </text:p>
          </table:table-cell>
          <table:table-cell table:style-name="ce1" office:value-type="string" calcext:value-type="string">
            <text:p>X </text:p>
          </table:table-cell>
          <table:table-cell table:style-name="ce1" office:value-type="string" calcext:value-type="string">
            <text:p>Y </text:p>
          </table:table-cell>
          <table:table-cell table:style-name="ce1" office:value-type="string" calcext:value-type="string">
            <text:p>Z</text:p>
          </table:table-cell>
        </table:table-row>
        <table:table-row table:style-name="ro1">
          <table:table-cell table:formula="of:=[$eje.B2]" office:value-type="float" office:value="4220" calcext:value-type="float">
            <text:p>4,220.000</text:p>
          </table:table-cell>
          <table:table-cell table:formula="of:=[$eje.C2]" office:value-type="float" office:value="97.679461" calcext:value-type="float">
            <text:p>97.67946</text:p>
          </table:table-cell>
          <table:table-cell table:formula="of:=[$eje.E2]-440000" office:value-type="float" office:value="7262.78899999999" calcext:value-type="float">
            <text:p>7,262.789</text:p>
          </table:table-cell>
          <table:table-cell table:formula="of:=[$eje.F2]-4460000" office:value-type="float" office:value="5454.82400000002" calcext:value-type="float">
            <text:p>5,454.824</text:p>
          </table:table-cell>
          <table:table-cell table:formula="of:=[$eje.M2]" office:value-type="float" office:value="598.605" calcext:value-type="float">
            <text:p>598.6050</text:p>
          </table:table-cell>
        </table:table-row>
        <table:table-row table:style-name="ro1">
          <table:table-cell table:formula="of:=[$eje.B3]" office:value-type="float" office:value="4240" calcext:value-type="float">
            <text:p>4,240.000</text:p>
          </table:table-cell>
          <table:table-cell table:formula="of:=[$eje.C3]" office:value-type="float" office:value="97.573074" calcext:value-type="float">
            <text:p>97.57307</text:p>
          </table:table-cell>
          <table:table-cell table:formula="of:=[$eje.E3]-440000" office:value-type="float" office:value="7282.77600000001" calcext:value-type="float">
            <text:p>7,282.776</text:p>
          </table:table-cell>
          <table:table-cell table:formula="of:=[$eje.F3]-4460000" office:value-type="float" office:value="5455.56699999981" calcext:value-type="float">
            <text:p>5,455.567</text:p>
          </table:table-cell>
          <table:table-cell table:formula="of:=[$eje.M3]" office:value-type="float" office:value="599.105" calcext:value-type="float">
            <text:p>599.1050</text:p>
          </table:table-cell>
        </table:table-row>
        <table:table-row table:style-name="ro1">
          <table:table-cell table:formula="of:=[$eje.B4]" office:value-type="float" office:value="4260" calcext:value-type="float">
            <text:p>4,260.000</text:p>
          </table:table-cell>
          <table:table-cell table:formula="of:=[$eje.C4]" office:value-type="float" office:value="97.371951" calcext:value-type="float">
            <text:p>97.37195</text:p>
          </table:table-cell>
          <table:table-cell table:formula="of:=[$eje.E4]-440000" office:value-type="float" office:value="7302.76000000001" calcext:value-type="float">
            <text:p>7,302.760</text:p>
          </table:table-cell>
          <table:table-cell table:formula="of:=[$eje.F4]-4460000" office:value-type="float" office:value="5456.35800000001" calcext:value-type="float">
            <text:p>5,456.358</text:p>
          </table:table-cell>
          <table:table-cell table:formula="of:=[$eje.M4]" office:value-type="float" office:value="599.605" calcext:value-type="float">
            <text:p>599.6050</text:p>
          </table:table-cell>
        </table:table-row>
        <table:table-row table:style-name="ro1">
          <table:table-cell table:formula="of:=[$eje.B5]" office:value-type="float" office:value="4280" calcext:value-type="float">
            <text:p>4,280.000</text:p>
          </table:table-cell>
          <table:table-cell table:formula="of:=[$eje.C5]" office:value-type="float" office:value="97.076094" calcext:value-type="float">
            <text:p>97.07609</text:p>
          </table:table-cell>
          <table:table-cell table:formula="of:=[$eje.E5]-440000" office:value-type="float" office:value="7322.74099999998" calcext:value-type="float">
            <text:p>7,322.741</text:p>
          </table:table-cell>
          <table:table-cell table:formula="of:=[$eje.F5]-4460000" office:value-type="float" office:value="5457.22699999996" calcext:value-type="float">
            <text:p>5,457.227</text:p>
          </table:table-cell>
          <table:table-cell table:formula="of:=[$eje.M5]" office:value-type="float" office:value="600.105" calcext:value-type="float">
            <text:p>600.1050</text:p>
          </table:table-cell>
        </table:table-row>
        <table:table-row table:style-name="ro1">
          <table:table-cell table:formula="of:=[$eje.B6]" office:value-type="float" office:value="4300" calcext:value-type="float">
            <text:p>4,300.000</text:p>
          </table:table-cell>
          <table:table-cell table:formula="of:=[$eje.C6]" office:value-type="float" office:value="96.685501" calcext:value-type="float">
            <text:p>96.68550</text:p>
          </table:table-cell>
          <table:table-cell table:formula="of:=[$eje.E6]-440000" office:value-type="float" office:value="7342.717" calcext:value-type="float">
            <text:p>7,342.717</text:p>
          </table:table-cell>
          <table:table-cell table:formula="of:=[$eje.F6]-4460000" office:value-type="float" office:value="5458.20500000007" calcext:value-type="float">
            <text:p>5,458.205</text:p>
          </table:table-cell>
          <table:table-cell table:formula="of:=[$eje.M6]" office:value-type="float" office:value="600.605" calcext:value-type="float">
            <text:p>600.6050</text:p>
          </table:table-cell>
        </table:table-row>
        <table:table-row table:style-name="ro1">
          <table:table-cell table:formula="of:=[$eje.B7]" office:value-type="float" office:value="4320" calcext:value-type="float">
            <text:p>4,320.000</text:p>
          </table:table-cell>
          <table:table-cell table:formula="of:=[$eje.C7]" office:value-type="float" office:value="96.200174" calcext:value-type="float">
            <text:p>96.20017</text:p>
          </table:table-cell>
          <table:table-cell table:formula="of:=[$eje.E7]-440000" office:value-type="float" office:value="7362.68599999999" calcext:value-type="float">
            <text:p>7,362.686</text:p>
          </table:table-cell>
          <table:table-cell table:formula="of:=[$eje.F7]-4460000" office:value-type="float" office:value="5459.31900000013" calcext:value-type="float">
            <text:p>5,459.319</text:p>
          </table:table-cell>
          <table:table-cell table:formula="of:=[$eje.M7]" office:value-type="float" office:value="601.098" calcext:value-type="float">
            <text:p>601.0980</text:p>
          </table:table-cell>
        </table:table-row>
        <table:table-row table:style-name="ro1">
          <table:table-cell table:formula="of:=[$eje.B8]" office:value-type="float" office:value="4340" calcext:value-type="float">
            <text:p>4,340.000</text:p>
          </table:table-cell>
          <table:table-cell table:formula="of:=[$eje.C8]" office:value-type="float" office:value="95.620111" calcext:value-type="float">
            <text:p>95.62011</text:p>
          </table:table-cell>
          <table:table-cell table:formula="of:=[$eje.E8]-440000" office:value-type="float" office:value="7382.64500000002" calcext:value-type="float">
            <text:p>7,382.645</text:p>
          </table:table-cell>
          <table:table-cell table:formula="of:=[$eje.F8]-4460000" office:value-type="float" office:value="5460.59999999963" calcext:value-type="float">
            <text:p>5,460.600</text:p>
          </table:table-cell>
          <table:table-cell table:formula="of:=[$eje.M8]" office:value-type="float" office:value="601.541" calcext:value-type="float">
            <text:p>601.5410</text:p>
          </table:table-cell>
        </table:table-row>
        <table:table-row table:style-name="ro1">
          <table:table-cell table:formula="of:=[$eje.B9]" office:value-type="float" office:value="4360" calcext:value-type="float">
            <text:p>4,360.000</text:p>
          </table:table-cell>
          <table:table-cell table:formula="of:=[$eje.C9]" office:value-type="float" office:value="94.945313" calcext:value-type="float">
            <text:p>94.94531</text:p>
          </table:table-cell>
          <table:table-cell table:formula="of:=[$eje.E9]-440000" office:value-type="float" office:value="7402.59000000003" calcext:value-type="float">
            <text:p>7,402.590</text:p>
          </table:table-cell>
          <table:table-cell table:formula="of:=[$eje.F9]-4460000" office:value-type="float" office:value="5462.07899999991" calcext:value-type="float">
            <text:p>5,462.079</text:p>
          </table:table-cell>
          <table:table-cell table:formula="of:=[$eje.M9]" office:value-type="float" office:value="601.927" calcext:value-type="float">
            <text:p>601.9270</text:p>
          </table:table-cell>
        </table:table-row>
        <table:table-row table:style-name="ro1">
          <table:table-cell table:formula="of:=[$eje.B10]" office:value-type="float" office:value="4380" calcext:value-type="float">
            <text:p>4,380.000</text:p>
          </table:table-cell>
          <table:table-cell table:formula="of:=[$eje.C10]" office:value-type="float" office:value="94.17578" calcext:value-type="float">
            <text:p>94.17578</text:p>
          </table:table-cell>
          <table:table-cell table:formula="of:=[$eje.E10]-440000" office:value-type="float" office:value="7422.51699999999" calcext:value-type="float">
            <text:p>7,422.517</text:p>
          </table:table-cell>
          <table:table-cell table:formula="of:=[$eje.F10]-4460000" office:value-type="float" office:value="5463.78299999982" calcext:value-type="float">
            <text:p>5,463.783</text:p>
          </table:table-cell>
          <table:table-cell table:formula="of:=[$eje.M10]" office:value-type="float" office:value="602.256" calcext:value-type="float">
            <text:p>602.2560</text:p>
          </table:table-cell>
        </table:table-row>
        <table:table-row table:style-name="ro1">
          <table:table-cell table:formula="of:=[$eje.B11]" office:value-type="float" office:value="4400" calcext:value-type="float">
            <text:p>4,400.000</text:p>
          </table:table-cell>
          <table:table-cell table:formula="of:=[$eje.C11]" office:value-type="float" office:value="93.311512" calcext:value-type="float">
            <text:p>93.31151</text:p>
          </table:table-cell>
          <table:table-cell table:formula="of:=[$eje.E11]-440000" office:value-type="float" office:value="7442.42099999997" calcext:value-type="float">
            <text:p>7,442.421</text:p>
          </table:table-cell>
          <table:table-cell table:formula="of:=[$eje.F11]-4460000" office:value-type="float" office:value="5465.74299999978" calcext:value-type="float">
            <text:p>5,465.743</text:p>
          </table:table-cell>
          <table:table-cell table:formula="of:=[$eje.M11]" office:value-type="float" office:value="602.528" calcext:value-type="float">
            <text:p>602.5280</text:p>
          </table:table-cell>
        </table:table-row>
        <table:table-row table:style-name="ro1">
          <table:table-cell table:formula="of:=[$eje.B12]" office:value-type="float" office:value="4417.54" calcext:value-type="float">
            <text:p>4,417.540</text:p>
          </table:table-cell>
          <table:table-cell table:formula="of:=[$eje.C12]" office:value-type="float" office:value="92.475574" calcext:value-type="float">
            <text:p>92.47557</text:p>
          </table:table-cell>
          <table:table-cell table:formula="of:=[$eje.E12]-440000" office:value-type="float" office:value="7459.85200000001" calcext:value-type="float">
            <text:p>7,459.852</text:p>
          </table:table-cell>
          <table:table-cell table:formula="of:=[$eje.F12]-4460000" office:value-type="float" office:value="5467.6950000003" calcext:value-type="float">
            <text:p>5,467.695</text:p>
          </table:table-cell>
          <table:table-cell table:formula="of:=[$eje.M12]" office:value-type="float" office:value="602.719" calcext:value-type="float">
            <text:p>602.7190</text:p>
          </table:table-cell>
        </table:table-row>
        <table:table-row table:style-name="ro1">
          <table:table-cell table:formula="of:=[$eje.B13]" office:value-type="float" office:value="4420" calcext:value-type="float">
            <text:p>4,420.000</text:p>
          </table:table-cell>
          <table:table-cell table:formula="of:=[$eje.C13]" office:value-type="float" office:value="92.353226" calcext:value-type="float">
            <text:p>92.35323</text:p>
          </table:table-cell>
          <table:table-cell table:formula="of:=[$eje.E13]-440000" office:value-type="float" office:value="7462.29399999999" calcext:value-type="float">
            <text:p>7,462.294</text:p>
          </table:table-cell>
          <table:table-cell table:formula="of:=[$eje.F13]-4460000" office:value-type="float" office:value="5467.98699999973" calcext:value-type="float">
            <text:p>5,467.987</text:p>
          </table:table-cell>
          <table:table-cell table:formula="of:=[$eje.M13]" office:value-type="float" office:value="602.743" calcext:value-type="float">
            <text:p>602.7430</text:p>
          </table:table-cell>
        </table:table-row>
        <table:table-row table:style-name="ro1">
          <table:table-cell table:formula="of:=[$eje.B14]" office:value-type="float" office:value="4440" calcext:value-type="float">
            <text:p>4,440.000</text:p>
          </table:table-cell>
          <table:table-cell table:formula="of:=[$eje.C14]" office:value-type="float" office:value="91.358507" calcext:value-type="float">
            <text:p>91.35851</text:p>
          </table:table-cell>
          <table:table-cell table:formula="of:=[$eje.E14]-440000" office:value-type="float" office:value="7482.13000000001" calcext:value-type="float">
            <text:p>7,482.130</text:p>
          </table:table-cell>
          <table:table-cell table:formula="of:=[$eje.F14]-4460000" office:value-type="float" office:value="5470.53899999987" calcext:value-type="float">
            <text:p>5,470.539</text:p>
          </table:table-cell>
          <table:table-cell table:formula="of:=[$eje.M14]" office:value-type="float" office:value="602.9" calcext:value-type="float">
            <text:p>602.9000</text:p>
          </table:table-cell>
        </table:table-row>
        <table:table-row table:style-name="ro1">
          <table:table-cell table:formula="of:=[$eje.B15]" office:value-type="float" office:value="4460" calcext:value-type="float">
            <text:p>4,460.000</text:p>
          </table:table-cell>
          <table:table-cell table:formula="of:=[$eje.C15]" office:value-type="float" office:value="90.363789" calcext:value-type="float">
            <text:p>90.36379</text:p>
          </table:table-cell>
          <table:table-cell table:formula="of:=[$eje.E15]-440000" office:value-type="float" office:value="7501.92499999999" calcext:value-type="float">
            <text:p>7,501.925</text:p>
          </table:table-cell>
          <table:table-cell table:formula="of:=[$eje.F15]-4460000" office:value-type="float" office:value="5473.40000000037" calcext:value-type="float">
            <text:p>5,473.400</text:p>
          </table:table-cell>
          <table:table-cell table:formula="of:=[$eje.M15]" office:value-type="float" office:value="603.001" calcext:value-type="float">
            <text:p>603.0010</text:p>
          </table:table-cell>
        </table:table-row>
        <table:table-row table:style-name="ro1">
          <table:table-cell table:formula="of:=[$eje.B16]" office:value-type="float" office:value="4480" calcext:value-type="float">
            <text:p>4,480.000</text:p>
          </table:table-cell>
          <table:table-cell table:formula="of:=[$eje.C16]" office:value-type="float" office:value="89.36907" calcext:value-type="float">
            <text:p>89.36907</text:p>
          </table:table-cell>
          <table:table-cell table:formula="of:=[$eje.E16]-440000" office:value-type="float" office:value="7521.67200000002" calcext:value-type="float">
            <text:p>7,521.672</text:p>
          </table:table-cell>
          <table:table-cell table:formula="of:=[$eje.F16]-4460000" office:value-type="float" office:value="5476.5700000003" calcext:value-type="float">
            <text:p>5,476.570</text:p>
          </table:table-cell>
          <table:table-cell table:formula="of:=[$eje.M16]" office:value-type="float" office:value="603.044" calcext:value-type="float">
            <text:p>603.0440</text:p>
          </table:table-cell>
        </table:table-row>
        <table:table-row table:style-name="ro1">
          <table:table-cell table:formula="of:=[$eje.B17]" office:value-type="float" office:value="4500" calcext:value-type="float">
            <text:p>4,500.000</text:p>
          </table:table-cell>
          <table:table-cell table:formula="of:=[$eje.C17]" office:value-type="float" office:value="88.374352" calcext:value-type="float">
            <text:p>88.37435</text:p>
          </table:table-cell>
          <table:table-cell table:formula="of:=[$eje.E17]-440000" office:value-type="float" office:value="7541.36700000003" calcext:value-type="float">
            <text:p>7,541.367</text:p>
          </table:table-cell>
          <table:table-cell table:formula="of:=[$eje.F17]-4460000" office:value-type="float" office:value="5480.04800000042" calcext:value-type="float">
            <text:p>5,480.048</text:p>
          </table:table-cell>
          <table:table-cell table:formula="of:=[$eje.M17]" office:value-type="float" office:value="603.03" calcext:value-type="float">
            <text:p>603.0300</text:p>
          </table:table-cell>
        </table:table-row>
        <table:table-row table:style-name="ro1">
          <table:table-cell table:formula="of:=[$eje.B18]" office:value-type="float" office:value="4520" calcext:value-type="float">
            <text:p>4,520.000</text:p>
          </table:table-cell>
          <table:table-cell table:formula="of:=[$eje.C18]" office:value-type="float" office:value="87.379634" calcext:value-type="float">
            <text:p>87.37963</text:p>
          </table:table-cell>
          <table:table-cell table:formula="of:=[$eje.E18]-440000" office:value-type="float" office:value="7561.00500000001" calcext:value-type="float">
            <text:p>7,561.005</text:p>
          </table:table-cell>
          <table:table-cell table:formula="of:=[$eje.F18]-4460000" office:value-type="float" office:value="5483.8339999998" calcext:value-type="float">
            <text:p>5,483.834</text:p>
          </table:table-cell>
          <table:table-cell table:formula="of:=[$eje.M18]" office:value-type="float" office:value="602.959" calcext:value-type="float">
            <text:p>602.9590</text:p>
          </table:table-cell>
        </table:table-row>
        <table:table-row table:style-name="ro1">
          <table:table-cell table:formula="of:=[$eje.B19]" office:value-type="float" office:value="4540" calcext:value-type="float">
            <text:p>4,540.000</text:p>
          </table:table-cell>
          <table:table-cell table:formula="of:=[$eje.C19]" office:value-type="float" office:value="86.384915" calcext:value-type="float">
            <text:p>86.38492</text:p>
          </table:table-cell>
          <table:table-cell table:formula="of:=[$eje.E19]-440000" office:value-type="float" office:value="7580.582" calcext:value-type="float">
            <text:p>7,580.582</text:p>
          </table:table-cell>
          <table:table-cell table:formula="of:=[$eje.F19]-4460000" office:value-type="float" office:value="5487.92599999998" calcext:value-type="float">
            <text:p>5,487.926</text:p>
          </table:table-cell>
          <table:table-cell table:formula="of:=[$eje.M19]" office:value-type="float" office:value="602.831" calcext:value-type="float">
            <text:p>602.8310</text:p>
          </table:table-cell>
        </table:table-row>
        <table:table-row table:style-name="ro1">
          <table:table-cell table:formula="of:=[$eje.B20]" office:value-type="float" office:value="4560" calcext:value-type="float">
            <text:p>4,560.000</text:p>
          </table:table-cell>
          <table:table-cell table:formula="of:=[$eje.C20]" office:value-type="float" office:value="85.390197" calcext:value-type="float">
            <text:p>85.39020</text:p>
          </table:table-cell>
          <table:table-cell table:formula="of:=[$eje.E20]-440000" office:value-type="float" office:value="7600.092" calcext:value-type="float">
            <text:p>7,600.092</text:p>
          </table:table-cell>
          <table:table-cell table:formula="of:=[$eje.F20]-4460000" office:value-type="float" office:value="5492.32299999986" calcext:value-type="float">
            <text:p>5,492.323</text:p>
          </table:table-cell>
          <table:table-cell table:formula="of:=[$eje.M20]" office:value-type="float" office:value="602.646" calcext:value-type="float">
            <text:p>602.6460</text:p>
          </table:table-cell>
        </table:table-row>
        <table:table-row table:style-name="ro1">
          <table:table-cell table:formula="of:=[$eje.B21]" office:value-type="float" office:value="4580" calcext:value-type="float">
            <text:p>4,580.000</text:p>
          </table:table-cell>
          <table:table-cell table:formula="of:=[$eje.C21]" office:value-type="float" office:value="84.395478" calcext:value-type="float">
            <text:p>84.39548</text:p>
          </table:table-cell>
          <table:table-cell table:formula="of:=[$eje.E21]-440000" office:value-type="float" office:value="7619.53100000002" calcext:value-type="float">
            <text:p>7,619.531</text:p>
          </table:table-cell>
          <table:table-cell table:formula="of:=[$eje.F21]-4460000" office:value-type="float" office:value="5497.02500000037" calcext:value-type="float">
            <text:p>5,497.025</text:p>
          </table:table-cell>
          <table:table-cell table:formula="of:=[$eje.M21]" office:value-type="float" office:value="602.403" calcext:value-type="float">
            <text:p>602.4030</text:p>
          </table:table-cell>
        </table:table-row>
        <table:table-row table:style-name="ro1">
          <table:table-cell table:formula="of:=[$eje.B22]" office:value-type="float" office:value="4598.133" calcext:value-type="float">
            <text:p>4,598.133</text:p>
          </table:table-cell>
          <table:table-cell table:formula="of:=[$eje.C22]" office:value-type="float" office:value="83.493606" calcext:value-type="float">
            <text:p>83.49361</text:p>
          </table:table-cell>
          <table:table-cell table:formula="of:=[$eje.E22]-440000" office:value-type="float" office:value="7637.09100000002" calcext:value-type="float">
            <text:p>7,637.091</text:p>
          </table:table-cell>
          <table:table-cell table:formula="of:=[$eje.F22]-4460000" office:value-type="float" office:value="5501.54999999981" calcext:value-type="float">
            <text:p>5,501.550</text:p>
          </table:table-cell>
          <table:table-cell table:formula="of:=[$eje.M22]" office:value-type="float" office:value="602.134" calcext:value-type="float">
            <text:p>602.1340</text:p>
          </table:table-cell>
        </table:table-row>
        <table:table-row table:style-name="ro1">
          <table:table-cell table:formula="of:=[$eje.B23]" office:value-type="float" office:value="4600" calcext:value-type="float">
            <text:p>4,600.000</text:p>
          </table:table-cell>
          <table:table-cell table:formula="of:=[$eje.C23]" office:value-type="float" office:value="83.401173" calcext:value-type="float">
            <text:p>83.40117</text:p>
          </table:table-cell>
          <table:table-cell table:formula="of:=[$eje.E23]-440000" office:value-type="float" office:value="7638.89500000002" calcext:value-type="float">
            <text:p>7,638.895</text:p>
          </table:table-cell>
          <table:table-cell table:formula="of:=[$eje.F23]-4460000" office:value-type="float" office:value="5502.03000000026" calcext:value-type="float">
            <text:p>5,502.030</text:p>
          </table:table-cell>
          <table:table-cell table:formula="of:=[$eje.M23]" office:value-type="float" office:value="602.104" calcext:value-type="float">
            <text:p>602.1040</text:p>
          </table:table-cell>
        </table:table-row>
        <table:table-row table:style-name="ro1">
          <table:table-cell table:formula="of:=[$eje.B24]" office:value-type="float" office:value="4620" calcext:value-type="float">
            <text:p>4,620.000</text:p>
          </table:table-cell>
          <table:table-cell table:formula="of:=[$eje.C24]" office:value-type="float" office:value="82.462664" calcext:value-type="float">
            <text:p>82.46266</text:p>
          </table:table-cell>
          <table:table-cell table:formula="of:=[$eje.E24]-440000" office:value-type="float" office:value="7658.179" calcext:value-type="float">
            <text:p>7,658.179</text:p>
          </table:table-cell>
          <table:table-cell table:formula="of:=[$eje.F24]-4460000" office:value-type="float" office:value="5507.33000000007" calcext:value-type="float">
            <text:p>5,507.330</text:p>
          </table:table-cell>
          <table:table-cell table:formula="of:=[$eje.M24]" office:value-type="float" office:value="601.747" calcext:value-type="float">
            <text:p>601.7470</text:p>
          </table:table-cell>
        </table:table-row>
        <table:table-row table:style-name="ro1">
          <table:table-cell table:formula="of:=[$eje.B25]" office:value-type="float" office:value="4640" calcext:value-type="float">
            <text:p>4,640.000</text:p>
          </table:table-cell>
          <table:table-cell table:formula="of:=[$eje.C25]" office:value-type="float" office:value="81.618891" calcext:value-type="float">
            <text:p>81.61889</text:p>
          </table:table-cell>
          <table:table-cell table:formula="of:=[$eje.E25]-440000" office:value-type="float" office:value="7677.38799999998" calcext:value-type="float">
            <text:p>7,677.388</text:p>
          </table:table-cell>
          <table:table-cell table:formula="of:=[$eje.F25]-4460000" office:value-type="float" office:value="5512.90000000037" calcext:value-type="float">
            <text:p>5,512.900</text:p>
          </table:table-cell>
          <table:table-cell table:formula="of:=[$eje.M25]" office:value-type="float" office:value="601.361" calcext:value-type="float">
            <text:p>601.3610</text:p>
          </table:table-cell>
        </table:table-row>
        <table:table-row table:style-name="ro1">
          <table:table-cell table:formula="of:=[$eje.B26]" office:value-type="float" office:value="4660" calcext:value-type="float">
            <text:p>4,660.000</text:p>
          </table:table-cell>
          <table:table-cell table:formula="of:=[$eje.C26]" office:value-type="float" office:value="80.869853" calcext:value-type="float">
            <text:p>80.86985</text:p>
          </table:table-cell>
          <table:table-cell table:formula="of:=[$eje.E26]-440000" office:value-type="float" office:value="7696.52500000002" calcext:value-type="float">
            <text:p>7,696.525</text:p>
          </table:table-cell>
          <table:table-cell table:formula="of:=[$eje.F26]-4460000" office:value-type="float" office:value="5518.70999999996" calcext:value-type="float">
            <text:p>5,518.710</text:p>
          </table:table-cell>
          <table:table-cell table:formula="of:=[$eje.M26]" office:value-type="float" office:value="600.975" calcext:value-type="float">
            <text:p>600.9750</text:p>
          </table:table-cell>
        </table:table-row>
        <table:table-row table:style-name="ro1">
          <table:table-cell table:formula="of:=[$eje.B27]" office:value-type="float" office:value="4680" calcext:value-type="float">
            <text:p>4,680.000</text:p>
          </table:table-cell>
          <table:table-cell table:formula="of:=[$eje.C27]" office:value-type="float" office:value="80.21555" calcext:value-type="float">
            <text:p>80.21555</text:p>
          </table:table-cell>
          <table:table-cell table:formula="of:=[$eje.E27]-440000" office:value-type="float" office:value="7715.598" calcext:value-type="float">
            <text:p>7,715.598</text:p>
          </table:table-cell>
          <table:table-cell table:formula="of:=[$eje.F27]-4460000" office:value-type="float" office:value="5524.73000000045" calcext:value-type="float">
            <text:p>5,524.730</text:p>
          </table:table-cell>
          <table:table-cell table:formula="of:=[$eje.M27]" office:value-type="float" office:value="600.589" calcext:value-type="float">
            <text:p>600.5890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table:number-columns-repeated="2"/>
        </table:table-row>
      </table:table>
      <table:table table:name="eje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ce7"/>
        <table:table-column table:style-name="co1" table:default-cell-style-name="ce5"/>
        <table:table-column table:style-name="co1" table:default-cell-style-name="ce6"/>
        <table:table-column table:style-name="co2" table:default-cell-style-name="ce6"/>
        <table:table-column table:style-name="co1" table:default-cell-style-name="ce7"/>
        <table:table-column table:style-name="co1" table:default-cell-style-name="ce6"/>
        <table:table-column table:style-name="co1" table:number-columns-repeated="2" table:default-cell-style-name="ce7"/>
        <table:table-column table:style-name="co1" table:default-cell-style-name="ce6"/>
        <table:table-column table:style-name="co1" table:default-cell-style-name="ce5"/>
        <table:table-column table:style-name="co1" table:default-cell-style-name="ce6"/>
        <table:table-row table:style-name="ro1">
          <table:table-cell table:style-name="ce1" office:value-type="string" calcext:value-type="string">
            <text:p>TIPO </text:p>
          </table:table-cell>
          <table:table-cell table:style-name="ce1" office:value-type="string" calcext:value-type="string">
            <text:p>PK Estac. </text:p>
          </table:table-cell>
          <table:table-cell table:style-name="ce1" office:value-type="string" calcext:value-type="string">
            <text:p>Azimut </text:p>
          </table:table-cell>
          <table:table-cell table:style-name="ce1" office:value-type="string" calcext:value-type="string">
            <text:p>Dis.Eje </text:p>
          </table:table-cell>
          <table:table-cell table:style-name="ce1" office:value-type="string" calcext:value-type="string">
            <text:p>X </text:p>
          </table:table-cell>
          <table:table-cell table:style-name="ce1" office:value-type="string" calcext:value-type="string">
            <text:p>Y </text:p>
          </table:table-cell>
          <table:table-cell table:style-name="ce1" office:value-type="string" calcext:value-type="string">
            <text:p>Ang.Azimu. </text:p>
          </table:table-cell>
          <table:table-cell table:style-name="ce1" office:value-type="string" calcext:value-type="string">
            <text:p>Dis.Redu</text:p>
          </table:table-cell>
          <table:table-cell table:style-name="ce1" office:value-type="string" calcext:value-type="string">
            <text:p>Angulo 1-2</text:p>
          </table:table-cell>
          <table:table-cell table:style-name="ce1" office:value-type="string" calcext:value-type="string">
            <text:p>Ang.Az(BO) </text:p>
          </table:table-cell>
          <table:table-cell table:style-name="ce1" office:value-type="string" calcext:value-type="string">
            <text:p>Dis.R(BO)</text:p>
          </table:table-cell>
          <table:table-cell table:style-name="ce1" office:value-type="string" calcext:value-type="string">
            <text:p>Ang1-2(BO) </text:p>
          </table:table-cell>
          <table:table-cell table:style-name="ce1" office:value-type="string" calcext:value-type="string">
            <text:p>COTA </text:p>
          </table:table-cell>
        </table:table-row>
        <table:table-row table:style-name="ro1">
          <table:table-cell office:value-type="string" calcext:value-type="string">
            <text:p>CLOT. </text:p>
          </table:table-cell>
          <table:table-cell office:value-type="float" office:value="4220" calcext:value-type="float">
            <text:p>4,220.000</text:p>
          </table:table-cell>
          <table:table-cell office:value-type="float" office:value="97.679461" calcext:value-type="float">
            <text:p>97.67946</text:p>
          </table:table-cell>
          <table:table-cell office:value-type="float" office:value="0" calcext:value-type="float">
            <text:p>0</text:p>
          </table:table-cell>
          <table:table-cell office:value-type="float" office:value="447262.789" calcext:value-type="float">
            <text:p>447,262.789</text:p>
          </table:table-cell>
          <table:table-cell office:value-type="float" office:value="4465454.824" calcext:value-type="float">
            <text:p>4,465,454.824</text:p>
          </table:table-cell>
          <table:table-cell office:value-type="float" office:value="77.961549" calcext:value-type="float">
            <text:p>77.96155</text:p>
          </table:table-cell>
          <table:table-cell office:value-type="float" office:value="84.807" calcext:value-type="float">
            <text:p>84.807</text:p>
          </table:table-cell>
          <table:table-cell office:value-type="float" office:value="393.9458" calcext:value-type="float">
            <text:p>393.94580</text:p>
          </table:table-cell>
          <table:table-cell office:value-type="float" office:value="289.487513" calcext:value-type="float">
            <text:p>289.48751</text:p>
          </table:table-cell>
          <table:table-cell office:value-type="float" office:value="93.809" calcext:value-type="float">
            <text:p>93.809</text:p>
          </table:table-cell>
          <table:table-cell office:value-type="float" office:value="5.471765" calcext:value-type="float">
            <text:p>5.471765</text:p>
          </table:table-cell>
          <table:table-cell office:value-type="float" office:value="598.605" calcext:value-type="float">
            <text:p>598.605</text:p>
          </table:table-cell>
        </table:table-row>
        <table:table-row table:style-name="ro1">
          <table:table-cell office:value-type="string" calcext:value-type="string">
            <text:p>CLOT. </text:p>
          </table:table-cell>
          <table:table-cell office:value-type="float" office:value="4240" calcext:value-type="float">
            <text:p>4,240.000</text:p>
          </table:table-cell>
          <table:table-cell office:value-type="float" office:value="97.573074" calcext:value-type="float">
            <text:p>97.57307</text:p>
          </table:table-cell>
          <table:table-cell office:value-type="float" office:value="0" calcext:value-type="float">
            <text:p>0</text:p>
          </table:table-cell>
          <table:table-cell office:value-type="float" office:value="447282.776" calcext:value-type="float">
            <text:p>447,282.776</text:p>
          </table:table-cell>
          <table:table-cell office:value-type="float" office:value="4465455.567" calcext:value-type="float">
            <text:p>4,465,455.567</text:p>
          </table:table-cell>
          <table:table-cell office:value-type="float" office:value="81.685581" calcext:value-type="float">
            <text:p>81.68558</text:p>
          </table:table-cell>
          <table:table-cell office:value-type="float" office:value="104.038" calcext:value-type="float">
            <text:p>104.038</text:p>
          </table:table-cell>
          <table:table-cell office:value-type="float" office:value="397.669833" calcext:value-type="float">
            <text:p>397.66983</text:p>
          </table:table-cell>
          <table:table-cell office:value-type="float" office:value="287.291769" calcext:value-type="float">
            <text:p>287.29177</text:p>
          </table:table-cell>
          <table:table-cell office:value-type="float" office:value="74.016" calcext:value-type="float">
            <text:p>74.016</text:p>
          </table:table-cell>
          <table:table-cell office:value-type="float" office:value="3.276021" calcext:value-type="float">
            <text:p>3.276021</text:p>
          </table:table-cell>
          <table:table-cell office:value-type="float" office:value="599.105" calcext:value-type="float">
            <text:p>599.105</text:p>
          </table:table-cell>
        </table:table-row>
        <table:table-row table:style-name="ro1">
          <table:table-cell office:value-type="string" calcext:value-type="string">
            <text:p>CLOT. </text:p>
          </table:table-cell>
          <table:table-cell office:value-type="float" office:value="4260" calcext:value-type="float">
            <text:p>4,260.000</text:p>
          </table:table-cell>
          <table:table-cell office:value-type="float" office:value="97.371951" calcext:value-type="float">
            <text:p>97.37195</text:p>
          </table:table-cell>
          <table:table-cell office:value-type="float" office:value="0" calcext:value-type="float">
            <text:p>0</text:p>
          </table:table-cell>
          <table:table-cell office:value-type="float" office:value="447302.76" calcext:value-type="float">
            <text:p>447,302.760</text:p>
          </table:table-cell>
          <table:table-cell office:value-type="float" office:value="4465456.358" calcext:value-type="float">
            <text:p>4,465,456.358</text:p>
          </table:table-cell>
          <table:table-cell office:value-type="float" office:value="84.217475" calcext:value-type="float">
            <text:p>84.21748</text:p>
          </table:table-cell>
          <table:table-cell office:value-type="float" office:value="123.523" calcext:value-type="float">
            <text:p>123.523</text:p>
          </table:table-cell>
          <table:table-cell office:value-type="float" office:value="0.201726" calcext:value-type="float">
            <text:p>0.20173</text:p>
          </table:table-cell>
          <table:table-cell office:value-type="float" office:value="283.557404" calcext:value-type="float">
            <text:p>283.55740</text:p>
          </table:table-cell>
          <table:table-cell office:value-type="float" office:value="54.365" calcext:value-type="float">
            <text:p>54.365</text:p>
          </table:table-cell>
          <table:table-cell office:value-type="float" office:value="399.541656" calcext:value-type="float">
            <text:p>399.541656</text:p>
          </table:table-cell>
          <table:table-cell office:value-type="float" office:value="599.605" calcext:value-type="float">
            <text:p>599.605</text:p>
          </table:table-cell>
        </table:table-row>
        <table:table-row table:style-name="ro1">
          <table:table-cell office:value-type="string" calcext:value-type="string">
            <text:p>CLOT. </text:p>
          </table:table-cell>
          <table:table-cell office:value-type="float" office:value="4280" calcext:value-type="float">
            <text:p>4,280.000</text:p>
          </table:table-cell>
          <table:table-cell office:value-type="float" office:value="97.076094" calcext:value-type="float">
            <text:p>97.07609</text:p>
          </table:table-cell>
          <table:table-cell office:value-type="float" office:value="0" calcext:value-type="float">
            <text:p>0</text:p>
          </table:table-cell>
          <table:table-cell office:value-type="float" office:value="447322.741" calcext:value-type="float">
            <text:p>447,322.741</text:p>
          </table:table-cell>
          <table:table-cell office:value-type="float" office:value="4465457.227" calcext:value-type="float">
            <text:p>4,465,457.227</text:p>
          </table:table-cell>
          <table:table-cell office:value-type="float" office:value="86.023189" calcext:value-type="float">
            <text:p>86.02319</text:p>
          </table:table-cell>
          <table:table-cell office:value-type="float" office:value="143.164" calcext:value-type="float">
            <text:p>143.164</text:p>
          </table:table-cell>
          <table:table-cell office:value-type="float" office:value="2.007441" calcext:value-type="float">
            <text:p>2.00744</text:p>
          </table:table-cell>
          <table:table-cell office:value-type="float" office:value="275.802975" calcext:value-type="float">
            <text:p>275.80298</text:p>
          </table:table-cell>
          <table:table-cell office:value-type="float" office:value="35.085" calcext:value-type="float">
            <text:p>35.085</text:p>
          </table:table-cell>
          <table:table-cell office:value-type="float" office:value="391.787227" calcext:value-type="float">
            <text:p>391.787227</text:p>
          </table:table-cell>
          <table:table-cell office:value-type="float" office:value="600.105" calcext:value-type="float">
            <text:p>600.105</text:p>
          </table:table-cell>
        </table:table-row>
        <table:table-row table:style-name="ro1">
          <table:table-cell office:value-type="string" calcext:value-type="string">
            <text:p>CLOT. </text:p>
          </table:table-cell>
          <table:table-cell office:value-type="float" office:value="4300" calcext:value-type="float">
            <text:p>4,300.000</text:p>
          </table:table-cell>
          <table:table-cell office:value-type="float" office:value="96.685501" calcext:value-type="float">
            <text:p>96.68550</text:p>
          </table:table-cell>
          <table:table-cell office:value-type="float" office:value="0" calcext:value-type="float">
            <text:p>0</text:p>
          </table:table-cell>
          <table:table-cell office:value-type="float" office:value="447342.717" calcext:value-type="float">
            <text:p>447,342.717</text:p>
          </table:table-cell>
          <table:table-cell office:value-type="float" office:value="4465458.205" calcext:value-type="float">
            <text:p>4,465,458.205</text:p>
          </table:table-cell>
          <table:table-cell office:value-type="float" office:value="251.460542" calcext:value-type="float">
            <text:p>251.46054</text:p>
          </table:table-cell>
          <table:table-cell office:value-type="float" office:value="17.431" calcext:value-type="float">
            <text:p>17.431</text:p>
          </table:table-cell>
          <table:table-cell office:value-type="float" office:value="148.641009" calcext:value-type="float">
            <text:p>148.64101</text:p>
          </table:table-cell>
          <table:table-cell office:value-type="float" office:value="298.191098" calcext:value-type="float">
            <text:p>298.19110</text:p>
          </table:table-cell>
          <table:table-cell office:value-type="float" office:value="173.264" calcext:value-type="float">
            <text:p>173.264</text:p>
          </table:table-cell>
          <table:table-cell office:value-type="float" office:value="395.371565" calcext:value-type="float">
            <text:p>395.371565</text:p>
          </table:table-cell>
          <table:table-cell office:value-type="float" office:value="600.605" calcext:value-type="float">
            <text:p>600.605</text:p>
          </table:table-cell>
        </table:table-row>
        <table:table-row table:style-name="ro1">
          <table:table-cell office:value-type="string" calcext:value-type="string">
            <text:p>CLOT. </text:p>
          </table:table-cell>
          <table:table-cell office:value-type="float" office:value="4320" calcext:value-type="float">
            <text:p>4,320.000</text:p>
          </table:table-cell>
          <table:table-cell office:value-type="float" office:value="96.200174" calcext:value-type="float">
            <text:p>96.20017</text:p>
          </table:table-cell>
          <table:table-cell office:value-type="float" office:value="0" calcext:value-type="float">
            <text:p>0</text:p>
          </table:table-cell>
          <table:table-cell office:value-type="float" office:value="447362.686" calcext:value-type="float">
            <text:p>447,362.686</text:p>
          </table:table-cell>
          <table:table-cell office:value-type="float" office:value="4465459.319" calcext:value-type="float">
            <text:p>4,465,459.319</text:p>
          </table:table-cell>
          <table:table-cell office:value-type="float" office:value="162.242784" calcext:value-type="float">
            <text:p>162.24278</text:p>
          </table:table-cell>
          <table:table-cell office:value-type="float" office:value="13.175" calcext:value-type="float">
            <text:p>13.175</text:p>
          </table:table-cell>
          <table:table-cell office:value-type="float" office:value="59.42325" calcext:value-type="float">
            <text:p>59.42325</text:p>
          </table:table-cell>
          <table:table-cell office:value-type="float" office:value="298.418164" calcext:value-type="float">
            <text:p>298.41816</text:p>
          </table:table-cell>
          <table:table-cell office:value-type="float" office:value="153.272" calcext:value-type="float">
            <text:p>153.272</text:p>
          </table:table-cell>
          <table:table-cell office:value-type="float" office:value="395.598631" calcext:value-type="float">
            <text:p>395.598631</text:p>
          </table:table-cell>
          <table:table-cell office:value-type="float" office:value="601.098" calcext:value-type="float">
            <text:p>601.098</text:p>
          </table:table-cell>
        </table:table-row>
        <table:table-row table:style-name="ro1">
          <table:table-cell office:value-type="string" calcext:value-type="string">
            <text:p>CLOT. </text:p>
          </table:table-cell>
          <table:table-cell office:value-type="float" office:value="4340" calcext:value-type="float">
            <text:p>4,340.000</text:p>
          </table:table-cell>
          <table:table-cell office:value-type="float" office:value="95.620111" calcext:value-type="float">
            <text:p>95.62011</text:p>
          </table:table-cell>
          <table:table-cell office:value-type="float" office:value="0" calcext:value-type="float">
            <text:p>0</text:p>
          </table:table-cell>
          <table:table-cell office:value-type="float" office:value="447382.645" calcext:value-type="float">
            <text:p>447,382.645</text:p>
          </table:table-cell>
          <table:table-cell office:value-type="float" office:value="4465460.6" calcext:value-type="float">
            <text:p>4,465,460.600</text:p>
          </table:table-cell>
          <table:table-cell office:value-type="float" office:value="121.60048" calcext:value-type="float">
            <text:p>121.60048</text:p>
          </table:table-cell>
          <table:table-cell office:value-type="float" office:value="28.975" calcext:value-type="float">
            <text:p>28.975</text:p>
          </table:table-cell>
          <table:table-cell office:value-type="float" office:value="18.780947" calcext:value-type="float">
            <text:p>18.78095</text:p>
          </table:table-cell>
          <table:table-cell office:value-type="float" office:value="298.793209" calcext:value-type="float">
            <text:p>298.79321</text:p>
          </table:table-cell>
          <table:table-cell office:value-type="float" office:value="133.29" calcext:value-type="float">
            <text:p>133.290</text:p>
          </table:table-cell>
          <table:table-cell office:value-type="float" office:value="395.973676" calcext:value-type="float">
            <text:p>395.973676</text:p>
          </table:table-cell>
          <table:table-cell office:value-type="float" office:value="601.541" calcext:value-type="float">
            <text:p>601.541</text:p>
          </table:table-cell>
        </table:table-row>
        <table:table-row table:style-name="ro1">
          <table:table-cell office:value-type="string" calcext:value-type="string">
            <text:p>CLOT. </text:p>
          </table:table-cell>
          <table:table-cell office:value-type="float" office:value="4360" calcext:value-type="float">
            <text:p>4,360.000</text:p>
          </table:table-cell>
          <table:table-cell office:value-type="float" office:value="94.945313" calcext:value-type="float">
            <text:p>94.94531</text:p>
          </table:table-cell>
          <table:table-cell office:value-type="float" office:value="0" calcext:value-type="float">
            <text:p>0</text:p>
          </table:table-cell>
          <table:table-cell office:value-type="float" office:value="447402.59" calcext:value-type="float">
            <text:p>447,402.590</text:p>
          </table:table-cell>
          <table:table-cell office:value-type="float" office:value="4465462.079" calcext:value-type="float">
            <text:p>4,465,462.079</text:p>
          </table:table-cell>
          <table:table-cell office:value-type="float" office:value="110.889928" calcext:value-type="float">
            <text:p>110.88993</text:p>
          </table:table-cell>
          <table:table-cell office:value-type="float" office:value="47.968" calcext:value-type="float">
            <text:p>47.968</text:p>
          </table:table-cell>
          <table:table-cell office:value-type="float" office:value="8.070395" calcext:value-type="float">
            <text:p>8.07040</text:p>
          </table:table-cell>
          <table:table-cell office:value-type="float" office:value="299.411051" calcext:value-type="float">
            <text:p>299.41105</text:p>
          </table:table-cell>
          <table:table-cell office:value-type="float" office:value="113.326" calcext:value-type="float">
            <text:p>113.326</text:p>
          </table:table-cell>
          <table:table-cell office:value-type="float" office:value="396.591518" calcext:value-type="float">
            <text:p>396.591518</text:p>
          </table:table-cell>
          <table:table-cell office:value-type="float" office:value="601.927" calcext:value-type="float">
            <text:p>601.927</text:p>
          </table:table-cell>
        </table:table-row>
        <table:table-row table:style-name="ro1">
          <table:table-cell office:value-type="string" calcext:value-type="string">
            <text:p>CLOT. </text:p>
          </table:table-cell>
          <table:table-cell office:value-type="float" office:value="4380" calcext:value-type="float">
            <text:p>4,380.000</text:p>
          </table:table-cell>
          <table:table-cell office:value-type="float" office:value="94.17578" calcext:value-type="float">
            <text:p>94.17578</text:p>
          </table:table-cell>
          <table:table-cell office:value-type="float" office:value="0" calcext:value-type="float">
            <text:p>0</text:p>
          </table:table-cell>
          <table:table-cell office:value-type="float" office:value="447422.517" calcext:value-type="float">
            <text:p>447,422.517</text:p>
          </table:table-cell>
          <table:table-cell office:value-type="float" office:value="4465463.783" calcext:value-type="float">
            <text:p>4,465,463.783</text:p>
          </table:table-cell>
          <table:table-cell office:value-type="float" office:value="106.102607" calcext:value-type="float">
            <text:p>106.10261</text:p>
          </table:table-cell>
          <table:table-cell office:value-type="float" office:value="67.505" calcext:value-type="float">
            <text:p>67.505</text:p>
          </table:table-cell>
          <table:table-cell office:value-type="float" office:value="3.283074" calcext:value-type="float">
            <text:p>3.28307</text:p>
          </table:table-cell>
          <table:table-cell office:value-type="float" office:value="300.447094" calcext:value-type="float">
            <text:p>300.44709</text:p>
          </table:table-cell>
          <table:table-cell office:value-type="float" office:value="93.396" calcext:value-type="float">
            <text:p>93.396</text:p>
          </table:table-cell>
          <table:table-cell office:value-type="float" office:value="397.627561" calcext:value-type="float">
            <text:p>397.627561</text:p>
          </table:table-cell>
          <table:table-cell office:value-type="float" office:value="602.256" calcext:value-type="float">
            <text:p>602.256</text:p>
          </table:table-cell>
        </table:table-row>
        <table:table-row table:style-name="ro1">
          <table:table-cell office:value-type="string" calcext:value-type="string">
            <text:p>CLOT. </text:p>
          </table:table-cell>
          <table:table-cell office:value-type="float" office:value="4400" calcext:value-type="float">
            <text:p>4,400.000</text:p>
          </table:table-cell>
          <table:table-cell office:value-type="float" office:value="93.311512" calcext:value-type="float">
            <text:p>93.31151</text:p>
          </table:table-cell>
          <table:table-cell office:value-type="float" office:value="0" calcext:value-type="float">
            <text:p>0</text:p>
          </table:table-cell>
          <table:table-cell office:value-type="float" office:value="447442.421" calcext:value-type="float">
            <text:p>447,442.421</text:p>
          </table:table-cell>
          <table:table-cell office:value-type="float" office:value="4465465.743" calcext:value-type="float">
            <text:p>4,465,465.743</text:p>
          </table:table-cell>
          <table:table-cell office:value-type="float" office:value="103.287116" calcext:value-type="float">
            <text:p>103.28712</text:p>
          </table:table-cell>
          <table:table-cell office:value-type="float" office:value="87.215" calcext:value-type="float">
            <text:p>87.215</text:p>
          </table:table-cell>
          <table:table-cell office:value-type="float" office:value="0.467583" calcext:value-type="float">
            <text:p>0.46758</text:p>
          </table:table-cell>
          <table:table-cell office:value-type="float" office:value="302.264977" calcext:value-type="float">
            <text:p>302.26498</text:p>
          </table:table-cell>
          <table:table-cell office:value-type="float" office:value="73.537" calcext:value-type="float">
            <text:p>73.537</text:p>
          </table:table-cell>
          <table:table-cell office:value-type="float" office:value="399.445444" calcext:value-type="float">
            <text:p>399.445444</text:p>
          </table:table-cell>
          <table:table-cell office:value-type="float" office:value="602.528" calcext:value-type="float">
            <text:p>602.528</text:p>
          </table:table-cell>
        </table:table-row>
        <table:table-row table:style-name="ro1">
          <table:table-cell office:value-type="string" calcext:value-type="string">
            <text:p>CIRC. </text:p>
          </table:table-cell>
          <table:table-cell office:value-type="float" office:value="4417.54" calcext:value-type="float">
            <text:p>4,417.540</text:p>
          </table:table-cell>
          <table:table-cell office:value-type="float" office:value="92.475574" calcext:value-type="float">
            <text:p>92.47557</text:p>
          </table:table-cell>
          <table:table-cell office:value-type="float" office:value="0" calcext:value-type="float">
            <text:p>0</text:p>
          </table:table-cell>
          <table:table-cell office:value-type="float" office:value="447459.852" calcext:value-type="float">
            <text:p>447,459.852</text:p>
          </table:table-cell>
          <table:table-cell office:value-type="float" office:value="4465467.695" calcext:value-type="float">
            <text:p>4,465,467.695</text:p>
          </table:table-cell>
          <table:table-cell office:value-type="float" office:value="101.552133" calcext:value-type="float">
            <text:p>101.55213</text:p>
          </table:table-cell>
          <table:table-cell office:value-type="float" office:value="104.561" calcext:value-type="float">
            <text:p>104.561</text:p>
          </table:table-cell>
          <table:table-cell office:value-type="float" office:value="398.7326" calcext:value-type="float">
            <text:p>398.73260</text:p>
          </table:table-cell>
          <table:table-cell office:value-type="float" office:value="305.17603" calcext:value-type="float">
            <text:p>305.17603</text:p>
          </table:table-cell>
          <table:table-cell office:value-type="float" office:value="56.245" calcext:value-type="float">
            <text:p>56.245</text:p>
          </table:table-cell>
          <table:table-cell office:value-type="float" office:value="2.356497" calcext:value-type="float">
            <text:p>2.356497</text:p>
          </table:table-cell>
          <table:table-cell office:value-type="float" office:value="602.719" calcext:value-type="float">
            <text:p>602.719</text:p>
          </table:table-cell>
        </table:table-row>
        <table:table-row table:style-name="ro1">
          <table:table-cell office:value-type="string" calcext:value-type="string">
            <text:p>CIRC. </text:p>
          </table:table-cell>
          <table:table-cell office:value-type="float" office:value="4420" calcext:value-type="float">
            <text:p>4,420.000</text:p>
          </table:table-cell>
          <table:table-cell office:value-type="float" office:value="92.353226" calcext:value-type="float">
            <text:p>92.35323</text:p>
          </table:table-cell>
          <table:table-cell office:value-type="float" office:value="0" calcext:value-type="float">
            <text:p>0</text:p>
          </table:table-cell>
          <table:table-cell office:value-type="float" office:value="447462.294" calcext:value-type="float">
            <text:p>447,462.294</text:p>
          </table:table-cell>
          <table:table-cell office:value-type="float" office:value="4465467.987" calcext:value-type="float">
            <text:p>4,465,467.987</text:p>
          </table:table-cell>
          <table:table-cell office:value-type="float" office:value="101.342766" calcext:value-type="float">
            <text:p>101.34277</text:p>
          </table:table-cell>
          <table:table-cell office:value-type="float" office:value="106.996" calcext:value-type="float">
            <text:p>106.996</text:p>
          </table:table-cell>
          <table:table-cell office:value-type="float" office:value="398.523233" calcext:value-type="float">
            <text:p>398.52323</text:p>
          </table:table-cell>
          <table:table-cell office:value-type="float" office:value="305.755258" calcext:value-type="float">
            <text:p>305.75526</text:p>
          </table:table-cell>
          <table:table-cell office:value-type="float" office:value="53.837" calcext:value-type="float">
            <text:p>53.837</text:p>
          </table:table-cell>
          <table:table-cell office:value-type="float" office:value="2.935725" calcext:value-type="float">
            <text:p>2.935725</text:p>
          </table:table-cell>
          <table:table-cell office:value-type="float" office:value="602.743" calcext:value-type="float">
            <text:p>602.743</text:p>
          </table:table-cell>
        </table:table-row>
        <table:table-row table:style-name="ro1">
          <table:table-cell office:value-type="string" calcext:value-type="string">
            <text:p>CIRC. </text:p>
          </table:table-cell>
          <table:table-cell office:value-type="float" office:value="4440" calcext:value-type="float">
            <text:p>4,440.000</text:p>
          </table:table-cell>
          <table:table-cell office:value-type="float" office:value="91.358507" calcext:value-type="float">
            <text:p>91.35851</text:p>
          </table:table-cell>
          <table:table-cell office:value-type="float" office:value="0" calcext:value-type="float">
            <text:p>0</text:p>
          </table:table-cell>
          <table:table-cell office:value-type="float" office:value="447482.13" calcext:value-type="float">
            <text:p>447,482.130</text:p>
          </table:table-cell>
          <table:table-cell office:value-type="float" office:value="4465470.539" calcext:value-type="float">
            <text:p>4,465,470.539</text:p>
          </table:table-cell>
          <table:table-cell office:value-type="float" office:value="99.851924" calcext:value-type="float">
            <text:p>99.85192</text:p>
          </table:table-cell>
          <table:table-cell office:value-type="float" office:value="126.809" calcext:value-type="float">
            <text:p>126.809</text:p>
          </table:table-cell>
          <table:table-cell office:value-type="float" office:value="397.032391" calcext:value-type="float">
            <text:p>397.03239</text:p>
          </table:table-cell>
          <table:table-cell office:value-type="float" office:value="313.75049" calcext:value-type="float">
            <text:p>313.75049</text:p>
          </table:table-cell>
          <table:table-cell office:value-type="float" office:value="34.584" calcext:value-type="float">
            <text:p>34.584</text:p>
          </table:table-cell>
          <table:table-cell office:value-type="float" office:value="10.930957" calcext:value-type="float">
            <text:p>10.930957</text:p>
          </table:table-cell>
          <table:table-cell office:value-type="float" office:value="602.9" calcext:value-type="float">
            <text:p>602.900</text:p>
          </table:table-cell>
        </table:table-row>
        <table:table-row table:style-name="ro1">
          <table:table-cell office:value-type="string" calcext:value-type="string">
            <text:p>CIRC. </text:p>
          </table:table-cell>
          <table:table-cell office:value-type="float" office:value="4460" calcext:value-type="float">
            <text:p>4,460.000</text:p>
          </table:table-cell>
          <table:table-cell office:value-type="float" office:value="90.363789" calcext:value-type="float">
            <text:p>90.36379</text:p>
          </table:table-cell>
          <table:table-cell office:value-type="float" office:value="0" calcext:value-type="float">
            <text:p>0</text:p>
          </table:table-cell>
          <table:table-cell office:value-type="float" office:value="447501.925" calcext:value-type="float">
            <text:p>447,501.925</text:p>
          </table:table-cell>
          <table:table-cell office:value-type="float" office:value="4465473.4" calcext:value-type="float">
            <text:p>4,465,473.400</text:p>
          </table:table-cell>
          <table:table-cell office:value-type="float" office:value="340.330549" calcext:value-type="float">
            <text:p>340.33055</text:p>
          </table:table-cell>
          <table:table-cell office:value-type="float" office:value="17.354" calcext:value-type="float">
            <text:p>17.354</text:p>
          </table:table-cell>
          <table:table-cell office:value-type="float" office:value="278.525561" calcext:value-type="float">
            <text:p>278.52556</text:p>
          </table:table-cell>
          <table:table-cell office:value-type="float" office:value="266.326368" calcext:value-type="float">
            <text:p>266.32637</text:p>
          </table:table-cell>
          <table:table-cell office:value-type="float" office:value="230.77" calcext:value-type="float">
            <text:p>230.770</text:p>
          </table:table-cell>
          <table:table-cell office:value-type="float" office:value="4.521379" calcext:value-type="float">
            <text:p>4.521379</text:p>
          </table:table-cell>
          <table:table-cell office:value-type="float" office:value="603.001" calcext:value-type="float">
            <text:p>603.001</text:p>
          </table:table-cell>
        </table:table-row>
        <table:table-row table:style-name="ro1">
          <table:table-cell office:value-type="string" calcext:value-type="string">
            <text:p>CIRC. </text:p>
          </table:table-cell>
          <table:table-cell office:value-type="float" office:value="4480" calcext:value-type="float">
            <text:p>4,480.000</text:p>
          </table:table-cell>
          <table:table-cell office:value-type="float" office:value="89.36907" calcext:value-type="float">
            <text:p>89.36907</text:p>
          </table:table-cell>
          <table:table-cell office:value-type="float" office:value="0" calcext:value-type="float">
            <text:p>0</text:p>
          </table:table-cell>
          <table:table-cell office:value-type="float" office:value="447521.672" calcext:value-type="float">
            <text:p>447,521.672</text:p>
          </table:table-cell>
          <table:table-cell office:value-type="float" office:value="4465476.57" calcext:value-type="float">
            <text:p>4,465,476.570</text:p>
          </table:table-cell>
          <table:table-cell office:value-type="float" office:value="25.772711" calcext:value-type="float">
            <text:p>25.77271</text:p>
          </table:table-cell>
          <table:table-cell office:value-type="float" office:value="14.625" calcext:value-type="float">
            <text:p>14.625</text:p>
          </table:table-cell>
          <table:table-cell office:value-type="float" office:value="363.967722" calcext:value-type="float">
            <text:p>363.96772</text:p>
          </table:table-cell>
          <table:table-cell office:value-type="float" office:value="264.157983" calcext:value-type="float">
            <text:p>264.15798</text:p>
          </table:table-cell>
          <table:table-cell office:value-type="float" office:value="212.246" calcext:value-type="float">
            <text:p>212.246</text:p>
          </table:table-cell>
          <table:table-cell office:value-type="float" office:value="2.352994" calcext:value-type="float">
            <text:p>2.352994</text:p>
          </table:table-cell>
          <table:table-cell office:value-type="float" office:value="603.044" calcext:value-type="float">
            <text:p>603.044</text:p>
          </table:table-cell>
        </table:table-row>
        <table:table-row table:style-name="ro1">
          <table:table-cell office:value-type="string" calcext:value-type="string">
            <text:p>CIRC. </text:p>
          </table:table-cell>
          <table:table-cell office:value-type="float" office:value="4500" calcext:value-type="float">
            <text:p>4,500.000</text:p>
          </table:table-cell>
          <table:table-cell office:value-type="float" office:value="88.374352" calcext:value-type="float">
            <text:p>88.37435</text:p>
          </table:table-cell>
          <table:table-cell office:value-type="float" office:value="0" calcext:value-type="float">
            <text:p>0</text:p>
          </table:table-cell>
          <table:table-cell office:value-type="float" office:value="447541.367" calcext:value-type="float">
            <text:p>447,541.367</text:p>
          </table:table-cell>
          <table:table-cell office:value-type="float" office:value="4465480.048" calcext:value-type="float">
            <text:p>4,465,480.048</text:p>
          </table:table-cell>
          <table:table-cell office:value-type="float" office:value="62.651302" calcext:value-type="float">
            <text:p>62.65130</text:p>
          </table:table-cell>
          <table:table-cell office:value-type="float" office:value="30.567" calcext:value-type="float">
            <text:p>30.567</text:p>
          </table:table-cell>
          <table:table-cell office:value-type="float" office:value="0.846313" calcext:value-type="float">
            <text:p>0.84631</text:p>
          </table:table-cell>
          <table:table-cell office:value-type="float" office:value="261.671566" calcext:value-type="float">
            <text:p>261.67157</text:p>
          </table:table-cell>
          <table:table-cell office:value-type="float" office:value="193.882" calcext:value-type="float">
            <text:p>193.882</text:p>
          </table:table-cell>
          <table:table-cell office:value-type="float" office:value="399.866577" calcext:value-type="float">
            <text:p>399.866577</text:p>
          </table:table-cell>
          <table:table-cell office:value-type="float" office:value="603.03" calcext:value-type="float">
            <text:p>603.030</text:p>
          </table:table-cell>
        </table:table-row>
        <table:table-row table:style-name="ro1">
          <table:table-cell office:value-type="string" calcext:value-type="string">
            <text:p>CIRC. </text:p>
          </table:table-cell>
          <table:table-cell office:value-type="float" office:value="4520" calcext:value-type="float">
            <text:p>4,520.000</text:p>
          </table:table-cell>
          <table:table-cell office:value-type="float" office:value="87.379634" calcext:value-type="float">
            <text:p>87.37963</text:p>
          </table:table-cell>
          <table:table-cell office:value-type="float" office:value="0" calcext:value-type="float">
            <text:p>0</text:p>
          </table:table-cell>
          <table:table-cell office:value-type="float" office:value="447561.005" calcext:value-type="float">
            <text:p>447,561.005</text:p>
          </table:table-cell>
          <table:table-cell office:value-type="float" office:value="4465483.834" calcext:value-type="float">
            <text:p>4,465,483.834</text:p>
          </table:table-cell>
          <table:table-cell office:value-type="float" office:value="72.594975" calcext:value-type="float">
            <text:p>72.59498</text:p>
          </table:table-cell>
          <table:table-cell office:value-type="float" office:value="49.621" calcext:value-type="float">
            <text:p>49.621</text:p>
          </table:table-cell>
          <table:table-cell office:value-type="float" office:value="10.789987" calcext:value-type="float">
            <text:p>10.78999</text:p>
          </table:table-cell>
          <table:table-cell office:value-type="float" office:value="258.771724" calcext:value-type="float">
            <text:p>258.77172</text:p>
          </table:table-cell>
          <table:table-cell office:value-type="float" office:value="175.735" calcext:value-type="float">
            <text:p>175.735</text:p>
          </table:table-cell>
          <table:table-cell office:value-type="float" office:value="396.966735" calcext:value-type="float">
            <text:p>396.966735</text:p>
          </table:table-cell>
          <table:table-cell office:value-type="float" office:value="602.959" calcext:value-type="float">
            <text:p>602.959</text:p>
          </table:table-cell>
        </table:table-row>
        <table:table-row table:style-name="ro1">
          <table:table-cell office:value-type="string" calcext:value-type="string">
            <text:p>CIRC. </text:p>
          </table:table-cell>
          <table:table-cell office:value-type="float" office:value="4540" calcext:value-type="float">
            <text:p>4,540.000</text:p>
          </table:table-cell>
          <table:table-cell office:value-type="float" office:value="86.384915" calcext:value-type="float">
            <text:p>86.38492</text:p>
          </table:table-cell>
          <table:table-cell office:value-type="float" office:value="0" calcext:value-type="float">
            <text:p>0</text:p>
          </table:table-cell>
          <table:table-cell office:value-type="float" office:value="447580.582" calcext:value-type="float">
            <text:p>447,580.582</text:p>
          </table:table-cell>
          <table:table-cell office:value-type="float" office:value="4465487.926" calcext:value-type="float">
            <text:p>4,465,487.926</text:p>
          </table:table-cell>
          <table:table-cell office:value-type="float" office:value="76.688775" calcext:value-type="float">
            <text:p>76.68878</text:p>
          </table:table-cell>
          <table:table-cell office:value-type="float" office:value="69.262" calcext:value-type="float">
            <text:p>69.262</text:p>
          </table:table-cell>
          <table:table-cell office:value-type="float" office:value="14.883786" calcext:value-type="float">
            <text:p>14.88379</text:p>
          </table:table-cell>
          <table:table-cell office:value-type="float" office:value="255.323771" calcext:value-type="float">
            <text:p>255.32377</text:p>
          </table:table-cell>
          <table:table-cell office:value-type="float" office:value="157.885" calcext:value-type="float">
            <text:p>157.885</text:p>
          </table:table-cell>
          <table:table-cell office:value-type="float" office:value="393.518782" calcext:value-type="float">
            <text:p>393.518782</text:p>
          </table:table-cell>
          <table:table-cell office:value-type="float" office:value="602.831" calcext:value-type="float">
            <text:p>602.831</text:p>
          </table:table-cell>
        </table:table-row>
        <table:table-row table:style-name="ro1">
          <table:table-cell office:value-type="string" calcext:value-type="string">
            <text:p>CIRC. </text:p>
          </table:table-cell>
          <table:table-cell office:value-type="float" office:value="4560" calcext:value-type="float">
            <text:p>4,560.000</text:p>
          </table:table-cell>
          <table:table-cell office:value-type="float" office:value="85.390197" calcext:value-type="float">
            <text:p>85.39020</text:p>
          </table:table-cell>
          <table:table-cell office:value-type="float" office:value="0" calcext:value-type="float">
            <text:p>0</text:p>
          </table:table-cell>
          <table:table-cell office:value-type="float" office:value="447600.092" calcext:value-type="float">
            <text:p>447,600.092</text:p>
          </table:table-cell>
          <table:table-cell office:value-type="float" office:value="4465492.323" calcext:value-type="float">
            <text:p>4,465,492.323</text:p>
          </table:table-cell>
          <table:table-cell office:value-type="float" office:value="78.746752" calcext:value-type="float">
            <text:p>78.74675</text:p>
          </table:table-cell>
          <table:table-cell office:value-type="float" office:value="89.1" calcext:value-type="float">
            <text:p>89.100</text:p>
          </table:table-cell>
          <table:table-cell office:value-type="float" office:value="16.941763" calcext:value-type="float">
            <text:p>16.94176</text:p>
          </table:table-cell>
          <table:table-cell office:value-type="float" office:value="251.133802" calcext:value-type="float">
            <text:p>251.13380</text:p>
          </table:table-cell>
          <table:table-cell office:value-type="float" office:value="140.45" calcext:value-type="float">
            <text:p>140.450</text:p>
          </table:table-cell>
          <table:table-cell office:value-type="float" office:value="389.328813" calcext:value-type="float">
            <text:p>389.328813</text:p>
          </table:table-cell>
          <table:table-cell office:value-type="float" office:value="602.646" calcext:value-type="float">
            <text:p>602.646</text:p>
          </table:table-cell>
        </table:table-row>
        <table:table-row table:style-name="ro1">
          <table:table-cell office:value-type="string" calcext:value-type="string">
            <text:p>CIRC. </text:p>
          </table:table-cell>
          <table:table-cell office:value-type="float" office:value="4580" calcext:value-type="float">
            <text:p>4,580.000</text:p>
          </table:table-cell>
          <table:table-cell office:value-type="float" office:value="84.395478" calcext:value-type="float">
            <text:p>84.39548</text:p>
          </table:table-cell>
          <table:table-cell office:value-type="float" office:value="0" calcext:value-type="float">
            <text:p>0</text:p>
          </table:table-cell>
          <table:table-cell office:value-type="float" office:value="447619.531" calcext:value-type="float">
            <text:p>447,619.531</text:p>
          </table:table-cell>
          <table:table-cell office:value-type="float" office:value="4465497.025" calcext:value-type="float">
            <text:p>4,465,497.025</text:p>
          </table:table-cell>
          <table:table-cell office:value-type="float" office:value="79.872523" calcext:value-type="float">
            <text:p>79.87252</text:p>
          </table:table-cell>
          <table:table-cell office:value-type="float" office:value="109.024" calcext:value-type="float">
            <text:p>109.024</text:p>
          </table:table-cell>
          <table:table-cell office:value-type="float" office:value="18.067535" calcext:value-type="float">
            <text:p>18.06754</text:p>
          </table:table-cell>
          <table:table-cell office:value-type="float" office:value="245.918325" calcext:value-type="float">
            <text:p>245.91833</text:p>
          </table:table-cell>
          <table:table-cell office:value-type="float" office:value="123.612" calcext:value-type="float">
            <text:p>123.612</text:p>
          </table:table-cell>
          <table:table-cell office:value-type="float" office:value="384.113337" calcext:value-type="float">
            <text:p>384.113337</text:p>
          </table:table-cell>
          <table:table-cell office:value-type="float" office:value="602.403" calcext:value-type="float">
            <text:p>602.403</text:p>
          </table:table-cell>
        </table:table-row>
        <table:table-row table:style-name="ro1">
          <table:table-cell office:value-type="string" calcext:value-type="string">
            <text:p>CLOT. </text:p>
          </table:table-cell>
          <table:table-cell office:value-type="float" office:value="4598.133" calcext:value-type="float">
            <text:p>4,598.133</text:p>
          </table:table-cell>
          <table:table-cell office:value-type="float" office:value="83.493606" calcext:value-type="float">
            <text:p>83.49361</text:p>
          </table:table-cell>
          <table:table-cell office:value-type="float" office:value="0" calcext:value-type="float">
            <text:p>0</text:p>
          </table:table-cell>
          <table:table-cell office:value-type="float" office:value="447637.091" calcext:value-type="float">
            <text:p>447,637.091</text:p>
          </table:table-cell>
          <table:table-cell office:value-type="float" office:value="4465501.55" calcext:value-type="float">
            <text:p>4,465,501.550</text:p>
          </table:table-cell>
          <table:table-cell office:value-type="float" office:value="80.452966" calcext:value-type="float">
            <text:p>80.45297</text:p>
          </table:table-cell>
          <table:table-cell office:value-type="float" office:value="127.125" calcext:value-type="float">
            <text:p>127.125</text:p>
          </table:table-cell>
          <table:table-cell office:value-type="float" office:value="18.647977" calcext:value-type="float">
            <text:p>18.64798</text:p>
          </table:table-cell>
          <table:table-cell office:value-type="float" office:value="239.958401" calcext:value-type="float">
            <text:p>239.95840</text:p>
          </table:table-cell>
          <table:table-cell office:value-type="float" office:value="109.096" calcext:value-type="float">
            <text:p>109.096</text:p>
          </table:table-cell>
          <table:table-cell office:value-type="float" office:value="378.153412" calcext:value-type="float">
            <text:p>378.153412</text:p>
          </table:table-cell>
          <table:table-cell office:value-type="float" office:value="602.134" calcext:value-type="float">
            <text:p>602.134</text:p>
          </table:table-cell>
        </table:table-row>
        <table:table-row table:style-name="ro1">
          <table:table-cell office:value-type="string" calcext:value-type="string">
            <text:p>CLOT. </text:p>
          </table:table-cell>
          <table:table-cell office:value-type="float" office:value="4600" calcext:value-type="float">
            <text:p>4,600.000</text:p>
          </table:table-cell>
          <table:table-cell office:value-type="float" office:value="83.401173" calcext:value-type="float">
            <text:p>83.40117</text:p>
          </table:table-cell>
          <table:table-cell office:value-type="float" office:value="0" calcext:value-type="float">
            <text:p>0</text:p>
          </table:table-cell>
          <table:table-cell office:value-type="float" office:value="447638.895" calcext:value-type="float">
            <text:p>447,638.895</text:p>
          </table:table-cell>
          <table:table-cell office:value-type="float" office:value="4465502.03" calcext:value-type="float">
            <text:p>4,465,502.030</text:p>
          </table:table-cell>
          <table:table-cell office:value-type="float" office:value="80.496285" calcext:value-type="float">
            <text:p>80.49629</text:p>
          </table:table-cell>
          <table:table-cell office:value-type="float" office:value="128.99" calcext:value-type="float">
            <text:p>128.990</text:p>
          </table:table-cell>
          <table:table-cell office:value-type="float" office:value="18.691297" calcext:value-type="float">
            <text:p>18.69130</text:p>
          </table:table-cell>
          <table:table-cell office:value-type="float" office:value="239.261564" calcext:value-type="float">
            <text:p>239.26156</text:p>
          </table:table-cell>
          <table:table-cell office:value-type="float" office:value="107.655" calcext:value-type="float">
            <text:p>107.655</text:p>
          </table:table-cell>
          <table:table-cell office:value-type="float" office:value="377.456576" calcext:value-type="float">
            <text:p>377.456576</text:p>
          </table:table-cell>
          <table:table-cell office:value-type="float" office:value="602.104" calcext:value-type="float">
            <text:p>602.104</text:p>
          </table:table-cell>
        </table:table-row>
        <table:table-row table:style-name="ro1">
          <table:table-cell office:value-type="string" calcext:value-type="string">
            <text:p>CLOT. </text:p>
          </table:table-cell>
          <table:table-cell office:value-type="float" office:value="4620" calcext:value-type="float">
            <text:p>4,620.000</text:p>
          </table:table-cell>
          <table:table-cell office:value-type="float" office:value="82.462664" calcext:value-type="float">
            <text:p>82.46266</text:p>
          </table:table-cell>
          <table:table-cell office:value-type="float" office:value="0" calcext:value-type="float">
            <text:p>0</text:p>
          </table:table-cell>
          <table:table-cell office:value-type="float" office:value="447658.179" calcext:value-type="float">
            <text:p>447,658.179</text:p>
          </table:table-cell>
          <table:table-cell office:value-type="float" office:value="4465507.33" calcext:value-type="float">
            <text:p>4,465,507.330</text:p>
          </table:table-cell>
          <table:table-cell office:value-type="float" office:value="80.822126" calcext:value-type="float">
            <text:p>80.82213</text:p>
          </table:table-cell>
          <table:table-cell office:value-type="float" office:value="148.977" calcext:value-type="float">
            <text:p>148.977</text:p>
          </table:table-cell>
          <table:table-cell office:value-type="float" office:value="19.017137" calcext:value-type="float">
            <text:p>19.01714</text:p>
          </table:table-cell>
          <table:table-cell office:value-type="float" office:value="230.567921" calcext:value-type="float">
            <text:p>230.56792</text:p>
          </table:table-cell>
          <table:table-cell office:value-type="float" office:value="93.043" calcext:value-type="float">
            <text:p>93.043</text:p>
          </table:table-cell>
          <table:table-cell office:value-type="float" office:value="368.762933" calcext:value-type="float">
            <text:p>368.762933</text:p>
          </table:table-cell>
          <table:table-cell office:value-type="float" office:value="601.747" calcext:value-type="float">
            <text:p>601.747</text:p>
          </table:table-cell>
        </table:table-row>
        <table:table-row table:style-name="ro1">
          <table:table-cell office:value-type="string" calcext:value-type="string">
            <text:p>CLOT. </text:p>
          </table:table-cell>
          <table:table-cell office:value-type="float" office:value="4640" calcext:value-type="float">
            <text:p>4,640.000</text:p>
          </table:table-cell>
          <table:table-cell office:value-type="float" office:value="81.618891" calcext:value-type="float">
            <text:p>81.61889</text:p>
          </table:table-cell>
          <table:table-cell office:value-type="float" office:value="0" calcext:value-type="float">
            <text:p>0</text:p>
          </table:table-cell>
          <table:table-cell office:value-type="float" office:value="447677.388" calcext:value-type="float">
            <text:p>447,677.388</text:p>
          </table:table-cell>
          <table:table-cell office:value-type="float" office:value="4465512.9" calcext:value-type="float">
            <text:p>4,465,512.900</text:p>
          </table:table-cell>
          <table:table-cell office:value-type="float" office:value="80.965423" calcext:value-type="float">
            <text:p>80.96542</text:p>
          </table:table-cell>
          <table:table-cell office:value-type="float" office:value="168.974" calcext:value-type="float">
            <text:p>168.974</text:p>
          </table:table-cell>
          <table:table-cell office:value-type="float" office:value="19.160434" calcext:value-type="float">
            <text:p>19.16043</text:p>
          </table:table-cell>
          <table:table-cell office:value-type="float" office:value="219.072856" calcext:value-type="float">
            <text:p>219.07286</text:p>
          </table:table-cell>
          <table:table-cell office:value-type="float" office:value="80.54" calcext:value-type="float">
            <text:p>80.540</text:p>
          </table:table-cell>
          <table:table-cell office:value-type="float" office:value="357.267867" calcext:value-type="float">
            <text:p>357.267867</text:p>
          </table:table-cell>
          <table:table-cell office:value-type="float" office:value="601.361" calcext:value-type="float">
            <text:p>601.361</text:p>
          </table:table-cell>
        </table:table-row>
        <table:table-row table:style-name="ro1">
          <table:table-cell office:value-type="string" calcext:value-type="string">
            <text:p>CLOT. </text:p>
          </table:table-cell>
          <table:table-cell office:value-type="float" office:value="4660" calcext:value-type="float">
            <text:p>4,660.000</text:p>
          </table:table-cell>
          <table:table-cell office:value-type="float" office:value="80.869853" calcext:value-type="float">
            <text:p>80.86985</text:p>
          </table:table-cell>
          <table:table-cell office:value-type="float" office:value="0" calcext:value-type="float">
            <text:p>0</text:p>
          </table:table-cell>
          <table:table-cell office:value-type="float" office:value="447696.525" calcext:value-type="float">
            <text:p>447,696.525</text:p>
          </table:table-cell>
          <table:table-cell office:value-type="float" office:value="4465518.71" calcext:value-type="float">
            <text:p>4,465,518.710</text:p>
          </table:table-cell>
          <table:table-cell office:value-type="float" office:value="80.99411" calcext:value-type="float">
            <text:p>80.99411</text:p>
          </table:table-cell>
          <table:table-cell office:value-type="float" office:value="188.974" calcext:value-type="float">
            <text:p>188.974</text:p>
          </table:table-cell>
          <table:table-cell office:value-type="float" office:value="19.189121" calcext:value-type="float">
            <text:p>19.18912</text:p>
          </table:table-cell>
          <table:table-cell office:value-type="float" office:value="204.139605" calcext:value-type="float">
            <text:p>204.13961</text:p>
          </table:table-cell>
          <table:table-cell office:value-type="float" office:value="71.293" calcext:value-type="float">
            <text:p>71.293</text:p>
          </table:table-cell>
          <table:table-cell office:value-type="float" office:value="342.334616" calcext:value-type="float">
            <text:p>342.334616</text:p>
          </table:table-cell>
          <table:table-cell office:value-type="float" office:value="600.975" calcext:value-type="float">
            <text:p>600.975</text:p>
          </table:table-cell>
        </table:table-row>
        <table:table-row table:style-name="ro1">
          <table:table-cell office:value-type="string" calcext:value-type="string">
            <text:p>CLOT. </text:p>
          </table:table-cell>
          <table:table-cell office:value-type="float" office:value="4680" calcext:value-type="float">
            <text:p>4,680.000</text:p>
          </table:table-cell>
          <table:table-cell office:value-type="float" office:value="80.21555" calcext:value-type="float">
            <text:p>80.21555</text:p>
          </table:table-cell>
          <table:table-cell office:value-type="float" office:value="0" calcext:value-type="float">
            <text:p>0</text:p>
          </table:table-cell>
          <table:table-cell office:value-type="float" office:value="447715.598" calcext:value-type="float">
            <text:p>447,715.598</text:p>
          </table:table-cell>
          <table:table-cell office:value-type="float" office:value="4465524.73" calcext:value-type="float">
            <text:p>4,465,524.730</text:p>
          </table:table-cell>
          <table:table-cell office:value-type="float" office:value="80.950152" calcext:value-type="float">
            <text:p>80.95015</text:p>
          </table:table-cell>
          <table:table-cell office:value-type="float" office:value="208.973" calcext:value-type="float">
            <text:p>208.973</text:p>
          </table:table-cell>
          <table:table-cell office:value-type="float" office:value="19.145164" calcext:value-type="float">
            <text:p>19.14516</text:p>
          </table:table-cell>
          <table:table-cell office:value-type="float" office:value="186.108771" calcext:value-type="float">
            <text:p>186.10877</text:p>
          </table:table-cell>
          <table:table-cell office:value-type="float" office:value="66.704" calcext:value-type="float">
            <text:p>66.704</text:p>
          </table:table-cell>
          <table:table-cell office:value-type="float" office:value="324.303782" calcext:value-type="float">
            <text:p>324.303782</text:p>
          </table:table-cell>
          <table:table-cell office:value-type="float" office:value="600.589" calcext:value-type="float">
            <text:p>600.5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3">
      <number:number number:decimal-places="5" number:min-decimal-places="5" number:min-integer-digits="1" number:grouping="true"/>
    </number:number-style>
    <number:number-style style:name="N112">
      <number:number number:decimal-places="4" number:min-decimal-places="4" number:min-integer-digits="1" number:grouping="true"/>
    </number:number-style>
    <number:number-style style:name="N11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3T16:40:34.676845333</meta:creation-date>
    <dc:date>2023-09-03T17:12:07.928646759</dc:date>
    <meta:editing-duration>PT10M31S</meta:editing-duration>
    <meta:editing-cycles>5</meta:editing-cycles>
    <meta:generator>LibreOffice/7.3.7.2$Linux_X86_64 LibreOffice_project/30$Build-2</meta:generator>
    <meta:document-statistic meta:table-count="2" meta:cell-count="486" meta:object-count="0"/>
  </office:meta>
</office:document-meta>
</file>